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1pt" style:font-size-asian="11pt" style:font-size-complex="11pt"/>
    </style:style>
    <style:style style:name="P2" style:family="paragraph" style:parent-style-name="Standard" style:list-style-name="L1">
      <style:text-properties fo:font-size="11pt" officeooo:paragraph-rsid="001c10c3" style:font-size-asian="11pt" style:font-size-complex="11pt"/>
    </style:style>
    <style:style style:name="P3" style:family="paragraph" style:parent-style-name="Standard" style:list-style-name="L1" style:master-page-name="">
      <style:paragraph-properties style:page-number="auto"/>
      <style:text-properties fo:font-size="11pt" officeooo:paragraph-rsid="001eb5ce" style:font-size-asian="11pt" style:font-size-complex="11pt"/>
    </style:style>
    <style:style style:name="T1" style:family="text">
      <style:text-properties officeooo:rsid="001c10c3"/>
    </style:style>
    <style:style style:name="T2" style:family="text">
      <style:text-properties style:font-name="DejaVu Sans Mono" officeooo:rsid="001c10c3"/>
    </style:style>
    <style:style style:name="T3" style:family="text">
      <style:text-properties officeooo:rsid="001eb5c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20286867" text:style-name="L1">
        <text:list-item>
          <text:p text:style-name="P3">Вынужденная синхронизация.</text:p>
        </text:list-item>
        <text:list-item>
          <text:p text:style-name="P1">Мягкий режим возбуждения автоколебаний.</text:p>
        </text:list-item>
        <text:list-item>
          <text:p text:style-name="P1">Жесткий режим возбуждения автоколебаний.</text:p>
        </text:list-item>
        <text:list-item>
          <text:p text:style-name="P2">Релаксационные колебания.</text:p>
        </text:list-item>
        <text:list-item>
          <text:p text:style-name="P2">Динамика быстро-медленных систем с однократной релаксацией.</text:p>
        </text:list-item>
        <text:list-item>
          <text:p text:style-name="P2">Метод Ван-дер-Поля для автономных систем.</text:p>
        </text:list-item>
        <text:list-item>
          <text:p text:style-name="P2">Колебания и волны в цепочке взаимосвязанных линейных осцилляторов. Дисперсия. Предельный переход от упорядоченной структуры к среде.</text:p>
        </text:list-item>
        <text:list-item>
          <text:p text:style-name="P2">Диффузионная неустойчивость. С труктуры Тьюринга.</text:p>
        </text:list-item>
        <text:list-item>
          <text:p text:style-name="P2">Функция Ляпунова. Второй метод Ляпунова.</text:p>
        </text:list-item>
        <text:list-item>
          <text:p text:style-name="P2">Стационарный и нестационарный эффекты Джозефсона.</text:p>
        </text:list-item>
        <text:list-item>
          <text:p text:style-name="P2">Вольтамперная характеристика Джозефсоновского контакта.</text:p>
        </text:list-item>
        <text:list-item>
          <text:p text:style-name="P2">Динамика сверхпроводящего Джозефсоновского контакта (случай <text:span text:style-name="T2">γ</text:span>&gt;1).</text:p>
        </text:list-item>
        <text:list-item>
          <text:p text:style-name="P2">Динамика сверхпроводящего Джозефсоновского контакта (случай <text:span text:style-name="T1">0</text:span>&lt;<text:span text:style-name="T2">γ</text:span>&lt;1, <text:span text:style-name="T2">λ</text:span>=0).</text:p>
        </text:list-item>
        <text:list-item>
          <text:p text:style-name="P2">Динамика сверхпроводящего Джозефсоновского контакта (существование петли сепаратрисы седла).</text:p>
        </text:list-item>
        <text:list-item>
          <text:p text:style-name="P2">Параметрические системы. Теория Флоке. Параметрический резонанс.</text:p>
        </text:list-item>
        <text:list-item>
          <text:p text:style-name="P2">Колебания маятника при скачкообразном изменении его длины.</text:p>
        </text:list-item>
        <text:list-item>
          <text:p text:style-name="P2">Приближение ВКБ. <text:span text:style-name="T1">Адиа</text:span>батический инвариант.</text:p>
        </text:list-item>
        <text:list-item>
          <text:p text:style-name="P2">Волны на мелкой воде.</text:p>
        </text:list-item>
        <text:list-item>
          <text:p text:style-name="P2">Простые волны. Образование разрыва.</text:p>
        </text:list-item>
        <text:list-item>
          <text:p text:style-name="P2">Ударные волны в уравнении КдВ-Бюргерса.</text:p>
        </text:list-item>
        <text:list-item>
          <text:p text:style-name="P2">Солитоны в уравнении Кортевега-де-Вриза. Эволюция солитоноподобных начальных распределений.</text:p>
        </text:list-item>
        <text:list-item>
          <text:p text:style-name="P2">Классификация грубых предельных циклов в пространстве.</text:p>
        </text:list-item>
        <text:list-item>
          <text:p text:style-name="P2">Грубые предельные циклы в пространстве (действительные мультипликаторы).</text:p>
        </text:list-item>
        <text:list-item>
          <text:p text:style-name="P2">Двукратный предельный цикл в пространстве.</text:p>
        </text:list-item>
        <text:list-item>
          <text:p text:style-name="P2">Бифуркация удвоения периода периодического движения.</text:p>
        </text:list-item>
        <text:list-item>
          <text:p text:style-name="P2"><text:span text:style-name="T1">Би</text:span>фуркация рожден<text:span text:style-name="T1">и</text:span>я инвариантного тора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164cm" fo:margin-bottom="1.984cm" fo:margin-left="0.818cm" fo:margin-right="0.8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4:00:54.268343303</meta:creation-date>
    <dc:date>2019-06-22T14:41:07.076740807</dc:date>
    <meta:editing-duration>PT20M5S</meta:editing-duration>
    <meta:editing-cycles>5</meta:editing-cycles>
    <meta:generator>LibreOffice/6.1.6.3$Linux_X86_64 LibreOffice_project/10$Build-3</meta:generator>
    <meta:print-date>2019-06-22T14:32:30.303229967</meta:print-date>
    <meta:document-statistic meta:table-count="0" meta:image-count="0" meta:object-count="0" meta:page-count="1" meta:paragraph-count="26" meta:word-count="170" meta:character-count="1462" meta:non-whitespace-character-count="1344"/>
  </office:meta>
</office:document-meta>
</file>